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A60B26EFB5FE49C6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1969c6"/>
    </style:style>
    <style:style style:name="P2" style:family="paragraph" style:parent-style-name="Standard">
      <style:paragraph-properties fo:break-before="page"/>
      <style:text-properties officeooo:paragraph-rsid="001969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Image1" text:anchor-type="char" svg:x="-0.0193in" svg:y="5.2571in" svg:width="6.5134in" svg:height="3.6799in" draw:z-index="0"><draw:image xlink:href="Pictures/10000001000004B0000002A60B26EFB5FE49C6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6.01pt solid #000000" fo:padding="0.02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20:40:01.664158159</meta:creation-date>
    <dc:date>2022-06-09T20:57:55.586180110</dc:date>
    <meta:editing-duration>PT7M43S</meta:editing-duration>
    <meta:editing-cycles>1</meta:editing-cycles>
    <meta:document-statistic meta:table-count="0" meta:image-count="1" meta:object-count="0" meta:page-count="2" meta:paragraph-count="0" meta:word-count="0" meta:character-count="0" meta:non-whitespace-character-count="0"/>
    <meta:generator>LibreOffice/7.3.3.2$Linux_X86_64 LibreOffice_project/30$Build-2</meta:generator>
  </office:meta>
</office:document-meta>
</file>